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1fb6be"/>
    </style:style>
    <style:style style:name="P6" style:family="paragraph" style:parent-style-name="List_20_Paragraph" style:list-style-name="WWNum7"/>
    <style:style style:name="P7" style:family="paragraph" style:parent-style-name="List_20_Paragraph" style:list-style-name="WWNum10"/>
    <style:style style:name="P8" style:family="paragraph" style:parent-style-name="List_20_Paragraph" style:list-style-name="WWNum9"/>
    <style:style style:name="P9" style:family="paragraph" style:parent-style-name="List_20_Paragraph" style:list-style-name="WWNum17"/>
    <style:style style:name="P10" style:family="paragraph" style:parent-style-name="List_20_Paragraph" style:list-style-name="WWNum14"/>
    <style:style style:name="P11" style:family="paragraph" style:parent-style-name="List_20_Paragraph" style:list-style-name="WWNum15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1fb6be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language="ru" fo:country="RU"/>
    </style:style>
    <style:style style:name="T6" style:family="text">
      <style:text-properties officeooo:rsid="001fb6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PrimevalRL</text:span><text:span text:style-name="T2"> by Alchemist</text:span></text:p>
      <text:p text:style-name="P1"/>
      <text:p text:style-name="Standard"><text:span text:style-name="T4">Особенности</text:span><text:span text:style-name="T2"> </text:span><text:span text:style-name="T4">атмосферы</text:span></text:p>
      <text:list xml:id="list4888982613494809158" text:style-name="WWNum7">
        <text:list-item>
          <text:p text:style-name="P6"/>
        </text:list-item>
      </text:list>
      <text:p text:style-name="Standard"/>
      <text:p text:style-name="P2">Особенности среды действия</text:p>
      <text:list xml:id="list7797733675673577919" text:style-name="WWNum10">
        <text:list-item>
          <text:p text:style-name="P7">Место действия: <text:span text:style-name="T6">в</text:span> большинстве случаев – на поверхности, пещеры – единичные исключительные случаи.</text:p>
        </text:list-item>
        <text:list-item>
          <text:p text:style-name="P7">Никаких тварей меньше крупной собаки/волка. А значит традиционные крысы-мутанты, которых герой в изобилии геноцидит двуручником – в пролете. Соответственно все виды насекомых и птиц также отсутствуют.</text:p>
        </text:list-item>
        <text:list-item>
          <text:p text:style-name="P7">Никаких нереальных радиационных или маго-мутантов. Никаких персонажей поп-фэнтези-вселенных, в том числе полное отсутствие поп-убер-персонажей.</text:p>
        </text:list-item>
        <text:list-item>
          <text:p text:style-name="P7">Никакого расового вопроса – игрок-человек и играет среди или против людей. Никаких эльфов, гоблинов, орков, хоббитов и прочих толкиенутых тварей, <text:span text:style-name="T6">а также</text:span> <text:span text:style-name="T6">п</text:span>ривидени<text:span text:style-name="T6">й</text:span> и мистически<text:span text:style-name="T6">х</text:span> существ.</text:p>
        </text:list-item>
        <text:list-item>
          <text:p text:style-name="P7">Оружие – строго до периода появления ОМП любых видов. Никаких армейских образцов попадать в игру и персонажу не должно. Длинные клинки почти невозможны (в порядке исключения может быть сабля, палаш), в остальном – кинжал; щит и доспехи – в утиль. Огнестрел – ограниченно, на уровне личного/охотничьего.</text:p>
        </text:list-item>
        <text:list-item>
          <text:p text:style-name="P7">Магическая система – отсутствует. </text:p>
        </text:list-item>
        <text:list-item>
          <text:p text:style-name="P7">Некоторый уклон в хоррор – у персонажа обязателен динамический показатель страха, при повышении его до определенного уровня – неконтролируемое игроком бегство или потеря сознания протагониста.</text:p>
        </text:list-item>
        <text:list-item>
          <text:p text:style-name="P7">Никакой мега-цели, типа спасения мира, супер-героизма и т.д. Никого конца света, постапокалиптики и т.п. Протагонист сугубо занимается тем, к чему его толкают любопытство и жажда раскапывания загадок, тайн и секретов. </text:p>
        </text:list-item>
      </text:list>
      <text:p text:style-name="P2"/>
      <text:p text:style-name="P2">Особенности реализации</text:p>
      <text:list xml:id="list835152969593358558" text:style-name="WWNum9">
        <text:list-item>
          <text:p text:style-name="P8">Цветной ASCII, на основе шрифтового тайлсета (для возможности замены шрифта на графический тайлсет без перестройки движка, но такое развитие маловероятно).</text:p>
        </text:list-item>
        <text:list-item>
          <text:p text:style-name="P8">Строгий Permadeath.</text:p>
        </text:list-item>
        <text:list-item>
          <text:p text:style-name="P8">Пошаговый геймплей в условиях независимого от игрока мира. Мир живет по коротким тактам (условно 1 игровая минута в 1 секунду), в условиях, когда рядом с игроком <text:soft-page-break/>оказывается враждебное существо – автоматическое замедление до равенства (1 минута = 1 минуте, либо такт игры по ходу игрока).</text:p>
        </text:list-item>
        <text:list-item>
          <text:p text:style-name="P8">Минимальный набор атрибутов ролевой составляющей. Рост атрибутов жестко ограничен так, чтобы ценной была каждая единица прироста. Атрибуты могут либо наращиваться без скиллов, но только на время и внешними средствами. Либо на постоянный период, но развитием скиллов.</text:p>
        </text:list-item>
        <text:list-item>
          <text:p text:style-name="P8"><text:span text:style-name="T1">S</text:span>kill-<text:span text:style-name="T1">based</text:span> система развития. Заимствования из <text:span text:style-name="T1">GURPS</text:span> или <text:span text:style-name="T1">SPECIAL</text:span> – систем. Система скиллов – древовидная (но без древовидных видов отображения в <text:span text:style-name="T1">UI</text:span>).</text:p>
        </text:list-item>
        <text:list-item>
          <text:p text:style-name="P8">Игровых рас или классов – нет. Могут быть расы существ в ограниченном составе.</text:p>
        </text:list-item>
        <text:list-item>
          <text:p text:style-name="P8">Игрок не может выбирать свою расу или класс. Может примерно выбрать начальную специализацию, которая определит начальный набор атрибутов, 1-2 ограничения и 1-2 перков.</text:p>
        </text:list-item>
        <text:list-item>
          <text:p text:style-name="P8">Независимый от игрока, живущий по своим законам мир. Люди, живущие в городе и выполняющие свои цели. Иногда могут появляться убийцы, воры и т.п.</text:p>
        </text:list-item>
        <text:list-item>
          <text:p text:style-name="P8">Наличие фракций окружающих существ, а также базовых потребностей и целей, обеспечивающих их независимое существование.</text:p>
        </text:list-item>
        <text:list-item>
          <text:p text:style-name="P8">Периодическая генерация <text:span text:style-name="T1">story</text:span>-<text:span text:style-name="T1">telling</text:span> движком динамических квестов. Игрок должен узнавать о наличии новых квестов из сплетен и «газет», может вообще не заниматься этим вопросом. Генерацию всех потайных существ, предметов и явлений должен осуществлять генератор квестов, а не генератор мира.</text:p>
        </text:list-item>
      </text:list>
      <text:p text:style-name="P2"/>
      <text:p text:style-name="P2">Особенности ролевого отыгрыша</text:p>
      <text:p text:style-name="P3">Вводится понятие «<text:span text:style-name="T1">Rebirth</text:span> <text:span text:style-name="T1">Chain</text:span>» - когда игрок погибает, можно:</text:p>
      <text:list xml:id="list3471722684967138748" text:style-name="WWNum17">
        <text:list-item>
          <text:p text:style-name="P9">сгенерить всю игру заново;</text:p>
        </text:list-item>
        <text:list-item>
          <text:p text:style-name="P9">выбрать «духовное воскрешение» - когда можно возродится в любом жителе города, наследуя всю его историю и собственность, при этом персонаж становится наследником дела предыдущего протагониста либо на основании идеи – «узнав» о гибели предыдущего «охотника за тайнами» из сплетен или газет; </text:p>
        </text:list-item>
        <text:list-item>
          <text:p text:style-name="P9">будучи родственником и желая продолжить «семейную традицию». В случае отсутствия родственников – только второй вариант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049cm" fo:margin-bottom="0.423cm" loext:contextual-spacing="false" fo:line-height="120%" fo:break-before="page" fo:keep-with-next="always">
        <style:tab-stops>
          <style:tab-stop style:position="1.501cm"/>
          <style:tab-stop style:position="1.752cm"/>
        </style:tab-stops>
      </style:paragraph-properties>
      <style:text-properties fo:color="#7684c0" style:font-name="Arial1" fo:font-family="Arial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language-asian="ru" style:country-asian="RU" style:font-weight-asian="bold" style:font-name-complex="Arial2" style:font-family-complex="Arial" style:font-family-generic-complex="system" style:font-pitch-complex="variable" style:font-size-complex="24pt" style:font-weight-complex="bold" style:text-scale="85%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847cm" fo:margin-bottom="0.106cm" loext:contextual-spacing="false" fo:line-height="100%" fo:keep-with-next="always"/>
      <style:text-properties fo:color="#7684c0" style:font-name="Arial1" fo:font-family="Arial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4pt" style:font-style-complex="italic" style:font-weight-complex="bold" style:text-scale="90%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423cm" fo:margin-bottom="0.423cm" loext:contextual-spacing="false" fo:line-height="120%" fo:keep-with-next="always">
        <style:tab-stops>
          <style:tab-stop style:position="1.501cm"/>
          <style:tab-stop style:position="1.752cm"/>
        </style:tab-stops>
      </style:paragraph-properties>
      <style:text-properties fo:color="#7684c0" style:font-name="Arial1" fo:font-family="Arial" style:font-family-generic="roman" style:font-pitch="variable" fo:font-size="16pt" fo:font-style="italic" fo:font-weight="bold" style:font-name-asian="Times New Roman" style:font-family-asian="'Times New Roman'" style:font-family-generic-asian="system" style:font-pitch-asian="variable" style:font-size-asian="16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3pt" style:font-weight-complex="bold" style:text-scale="85%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top="0.423cm" fo:margin-bottom="0.423cm" loext:contextual-spacing="false" fo:line-height="120%" fo:text-align="justify" style:justify-single-word="false" fo:keep-with-next="always">
        <style:tab-stops>
          <style:tab-stop style:position="1.501cm"/>
          <style:tab-stop style:position="1.752cm"/>
        </style:tab-stops>
      </style:paragraph-properties>
      <style:text-properties fo:color="#7684c0" style:font-name="Arial1" fo:font-family="Arial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ru" style:country-asian="RU" style:font-weight-asian="bold" style:font-name-complex="Times New Roman" style:font-family-complex="'Times New Roman'" style:font-family-generic-complex="system" style:font-pitch-complex="variable" style:font-size-complex="14pt" style:text-scale="85%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3.2cm" fo:margin-right="0cm" fo:margin-top="0.212cm" fo:margin-bottom="0cm" loext:contextual-spacing="false" fo:line-height="100%" fo:text-align="justify" style:justify-single-word="false" fo:text-indent="-0.499cm" style:auto-text-indent="false" fo:keep-with-next="always">
        <style:tab-stops>
          <style:tab-stop style:position="3.2cm"/>
        </style:tab-stops>
      </style:paragraph-properties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2.286cm" fo:margin-right="0cm" fo:margin-top="0.212cm" fo:margin-bottom="0cm" loext:contextual-spacing="false" fo:line-height="100%" fo:text-align="center" style:justify-single-word="false" fo:text-indent="-2.286cm" style:auto-text-indent="false" fo:keep-with-next="always">
        <style:tab-stops>
          <style:tab-stop style:position="2.286cm"/>
        </style:tab-stops>
      </style:paragraph-properties>
      <style:text-properties style:font-name="Arial1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2.54cm" fo:margin-right="0cm" fo:margin-top="0.212cm" fo:margin-bottom="0cm" loext:contextual-spacing="false" fo:line-height="100%" fo:text-align="center" style:justify-single-word="false" fo:text-indent="-2.54cm" style:auto-text-indent="false" fo:keep-with-next="always">
        <style:tab-stops>
          <style:tab-stop style:position="2.54cm"/>
        </style:tab-stops>
      </style:paragraph-properties>
      <style:text-properties style:font-name="Arial1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language-asian="ru" style:country-asian="RU" style:font-name-complex="Times New Roman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loext:contextual-spacing="false" fo:line-height="100%" fo:text-align="justify" style:justify-single-word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7684c0" style:font-name="Arial1" fo:font-family="Arial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language-asian="ru" style:country-asian="RU" style:font-weight-asian="bold" style:font-name-complex="Arial2" style:font-family-complex="Arial" style:font-family-generic-complex="system" style:font-pitch-complex="variable" style:font-size-complex="24pt" style:font-weight-complex="bold" style:text-scale="85%"/>
    </style:style>
    <style:style style:name="Основной_20_текст_20_Знак" style:display-name="Основной текст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7684c0" style:font-name="Arial1" fo:font-family="Arial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4pt" style:font-style-complex="italic" style:font-weight-complex="bold" style:text-scale="90%"/>
    </style:style>
    <style:style style:name="Заголовок_20_3_20_Знак" style:display-name="Заголовок 3 Знак" style:family="text" style:parent-style-name="Default_20_Paragraph_20_Font">
      <style:text-properties fo:color="#7684c0" style:font-name="Arial1" fo:font-family="Arial" style:font-family-generic="roman" style:font-pitch="variable" fo:font-size="16pt" fo:font-style="italic" fo:font-weight="bold" style:font-name-asian="Times New Roman" style:font-family-asian="'Times New Roman'" style:font-family-generic-asian="system" style:font-pitch-asian="variable" style:font-size-asian="16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3pt" style:font-weight-complex="bold" style:text-scale="85%"/>
    </style:style>
    <style:style style:name="Заголовок_20_4_20_Знак" style:display-name="Заголовок 4 Знак" style:family="text" style:parent-style-name="Default_20_Paragraph_20_Font">
      <style:text-properties fo:color="#7684c0" style:font-name="Arial1" fo:font-family="Arial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ru" style:country-asian="RU" style:font-weight-asian="bold" style:font-name-complex="Times New Roman" style:font-family-complex="'Times New Roman'" style:font-family-generic-complex="system" style:font-pitch-complex="variable" style:font-size-complex="14pt" style:text-scale="85%"/>
    </style:style>
    <style:style style:name="Заголовок_20_5_20_Знак" style:display-name="Заголовок 5 Знак" style:family="text" style:parent-style-name="Default_20_Paragraph_20_Font">
      <style:text-properties fo:color="#7684c0" style:font-name="Arial1" fo:font-family="Arial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 style:text-scale="85%"/>
    </style:style>
    <style:style style:name="Заголовок_20_6_20_Знак" style:display-name="Заголовок 6 Знак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1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style:font-name="Arial1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language-asian="ru" style:country-asian="RU" style:font-name-complex="Times New Roman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7684c0" fo:font-style="normal" fo:font-weight="bold" style:font-style-asian="normal" style:font-weight-asian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3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дановских С.В.</meta:initial-creator>
    <meta:editing-cycles>53</meta:editing-cycles>
    <meta:creation-date>2015-01-13T13:04:00</meta:creation-date>
    <dc:date>2018-01-28T00:42:59.850000000</dc:date>
    <meta:editing-duration>PT10M16S</meta:editing-duration>
    <meta:generator>LibreOffice/5.1.6.2$Windows_x86 LibreOffice_project/07ac168c60a517dba0f0d7bc7540f5afa45f0909</meta:generator>
    <meta:document-statistic meta:table-count="0" meta:image-count="0" meta:object-count="0" meta:page-count="2" meta:paragraph-count="28" meta:word-count="506" meta:character-count="3711" meta:non-whitespace-character-count="323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